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F0000031F40F82A0A.png" manifest:media-type="image/png"/>
  <manifest:file-entry manifest:full-path="Pictures/100000010000011E000003A24D878199.png" manifest:media-type="image/png"/>
  <manifest:file-entry manifest:full-path="Pictures/10000001000001C6000001B3690FA7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da3" officeooo:paragraph-rsid="0013bda3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bda3" officeooo:paragraph-rsid="0013bda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BRARY MANAEMENT SYSTEM</text:p>
      <text:p text:style-name="P1"><draw:frame draw:style-name="fr1" draw:name="Image1" text:anchor-type="char" svg:x="2.6098in" svg:y="0.1307in" svg:width="3.4646in" svg:height="2.2016in" draw:z-index="0"><draw:image xlink:href="Pictures/10000001000001C6000001B3690FA749.png" xlink:type="simple" xlink:show="embed" xlink:actuate="onLoad" draw:mime-type="image/png"/></draw:frame><draw:frame draw:style-name="fr1" draw:name="Image2" text:anchor-type="char" svg:x="0.1008in" svg:y="0.3118in" svg:width="2.222in" svg:height="9.2189in" draw:z-index="1"><draw:image xlink:href="Pictures/100000010000011E000003A24D878199.png" xlink:type="simple" xlink:show="embed" xlink:actuate="onLoad" draw:mime-type="image/png"/></draw:frame><draw:frame draw:style-name="fr1" draw:name="Image3" text:anchor-type="char" svg:x="2.4957in" svg:y="2.3311in" svg:width="3.9591in" svg:height="7.1701in" draw:z-index="2"><draw:image xlink:href="Pictures/10000001000001FF0000031F40F82A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0:52:38.507324950</meta:creation-date>
    <meta:editing-duration>PT24M37S</meta:editing-duration>
    <meta:editing-cycles>2</meta:editing-cycles>
    <meta:generator>LibreOffice/24.2.7.2$Linux_X86_64 LibreOffice_project/420$Build-2</meta:generator>
    <dc:date>2025-07-03T10:53:22.030167201</dc:date>
    <meta:document-statistic meta:table-count="0" meta:image-count="3" meta:object-count="0" meta:page-count="1" meta:paragraph-count="1" meta:word-count="3" meta:character-count="24" meta:non-whitespace-character-count="22"/>
  </office:meta>
</office:document-meta>
</file>